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EntryObjectModelProvide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EntryObjectModelProvider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EntryObjectModelProvider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EntryObjectModelProvider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EntryObjectModelProvider.getProcessInfo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